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rsid="000c0c0e" officeooo:paragraph-rsid="000c0c0e"/>
    </style:style>
    <style:style style:name="P2" style:family="paragraph" style:parent-style-name="Text_20_body">
      <style:text-properties officeooo:rsid="000cfba6" officeooo:paragraph-rsid="000cfb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This is an ODT file to test for the existence of custom properties.</text:p>
      <text:p text:style-name="P2">As such, nothing much is happening he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Cyril PIERRE de GEYERR</meta:initial-creator>
    <meta:creation-date>2008-09-02T10:04:05</meta:creation-date>
    <dc:date>2025-03-24T09:44:37.013000000</dc:date>
    <meta:editing-cycles>6</meta:editing-cycles>
    <meta:editing-duration>PT4M54S</meta:editing-duration>
    <meta:document-statistic meta:table-count="0" meta:image-count="0" meta:object-count="0" meta:page-count="1" meta:paragraph-count="2" meta:word-count="20" meta:character-count="107" meta:non-whitespace-character-count="89"/>
    <meta:user-defined meta:name="Author">Sven Boden</meta:user-defined>
    <meta:user-defined meta:name="Department">Department of Lost and Found</meta:user-defined>
    <meta:user-defined meta:name="Property &lt;with&gt; XML chars">Check for &lt;&gt;</meta:user-defined>
    <meta:user-defined meta:name="Special &amp; Property">Check special values</meta:user-defined>
    <meta:user-defined meta:name="Version" meta:value-type="string">Antique version</meta:user-defined>
  </office:meta>
</office:document-meta>
</file>